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Proxima Nova1" svg:font-family="'Proxima Nova'"/>
    <style:font-face style:name="Arial1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Dashed_20__28_var_29__20_4" svg:stroke-width="0.026cm" svg:stroke-color="#4ba173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ba173" draw:marker-end="msArrowEnd_20_5" draw:marker-end-width="0.21cm" draw:marker-end-center="false" draw:stroke-linejoin="round" draw:fill="none" draw:textarea-vertical-align="top" draw:auto-grow-height="false" fo:min-height="0.729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ba173" draw:marker-end="msArrowEnd_20_5" draw:marker-end-width="0.21cm" draw:marker-end-center="false" draw:stroke-linejoin="round" draw:fill="none" draw:textarea-vertical-align="top" draw:auto-grow-height="false" fo:min-height="0.616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ba173" draw:marker-end="msArrowEnd_20_5" draw:marker-end-width="0.21cm" draw:marker-end-center="false" draw:stroke-linejoin="round" draw:fill="none" draw:textarea-vertical-align="top" draw:auto-grow-height="false" fo:min-height="0.555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draw:stroke-dash="Dashed_20__28_var_29__20_5" svg:stroke-width="0.026cm" svg:stroke-color="#6666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666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316cm" fo:min-width="1.779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.316cm" fo:min-width="1.655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333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f333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1" fo:font-size="40pt" fo:letter-spacing="normal" fo:font-style="normal" style:text-underline-style="none" fo:font-weight="normal" style:font-name-asian="Proxima Nova1" style:font-size-asian="40pt" style:font-style-asian="normal" style:font-weight-asian="normal" style:font-name-complex="Proxima Nova1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variant="normal" fo:text-transform="none" fo:color="#ff5252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" style:family="text">
      <style:text-properties fo:font-variant="normal" fo:text-transform="none" fo:color="#202729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Software Development Flow</text:span></text:p>
          </draw:text-box>
        </draw:frame>
        <draw:frame draw:name="Google Shape;60;p13" presentation:style-name="pr2" draw:text-style-name="P4" draw:layer="layout" svg:width="22.563cm" svg:height="3.712cm" svg:x="1.418cm" svg:y="8.84cm" presentation:class="subtitle" presentation:user-transformed="true">
          <draw:text-box>
            <text:p text:style-name="P3"><text:span text:style-name="T2">Open Trust Group</text:span></text:p>
            <text:p text:style-name="P3"><text:span text:style-name="T2"/></text:p>
            <text:p text:style-name="P3"><text:span text:style-name="T2">Update: 09/02/2018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65;p14" draw:style-name="gr2" draw:text-style-name="P7" draw:layer="layout" svg:width="9.072cm" svg:height="4.547cm" svg:x="14.033cm" svg:y="9.12cm">
          <text:p text:style-name="P6"><text:span text:style-name="T3">Auto Sync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2" draw:text-style-name="P7" draw:layer="layout" svg:width="9.489cm" svg:height="12.357cm" svg:x="1.773cm" svg:y="1.22cm">
          <text:p text:style-name="P6"><text:span text:style-name="T3">Local Development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7" draw:layer="layout" svg:width="9.072cm" svg:height="6.961cm" svg:x="14.033cm" svg:y="1.22cm">
          <text:p text:style-name="P6"><text:span text:style-name="T3">Review Process on </text:span><text:span text:style-name="T4"><text:a xlink:href="https://review.gerrithub.io/" xlink:type="simple">GerritHub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3" draw:text-style-name="P8" draw:layer="layout" svg:width="8.16cm" svg:height="0.85cm" svg:x="2.353cm" svg:y="11.355cm">
          <text:p text:style-name="P6"><text:span text:style-name="T3">Upload patch to GerritHub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8" draw:layer="layout" svg:width="8.16cm" svg:height="0.85cm" svg:x="2.353cm" svg:y="3.357cm">
          <text:p text:style-name="P6"><text:span text:style-name="T4"><text:a xlink:href="https://github.com/OpenTrustGroup/docs/blob/master/gzos/getting_started.md" xlink:type="simple">Prepare development environment</text:a>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8" draw:layer="layout" svg:width="8.16cm" svg:height="0.85cm" svg:x="2.353cm" svg:y="5.214cm">
          <text:p text:style-name="P6"><text:span text:style-name="T3">Create local git branch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3" draw:text-style-name="P8" draw:layer="layout" svg:width="8.16cm" svg:height="0.85cm" svg:x="2.353cm" svg:y="6.958cm">
          <text:p text:style-name="P6"><text:span text:style-name="T3">Edit source cod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3" draw:text-style-name="P8" draw:layer="layout" svg:width="8.16cm" svg:height="1.881cm" svg:x="2.353cm" svg:y="8.641cm">
          <text:p text:style-name="P9"><text:span text:style-name="T5">1. Rebase if needed</text:span></text:p>
          <text:p text:style-name="P9"><text:span text:style-name="T3">2. </text:span><text:span text:style-name="T4"><text:a xlink:href="https://fuchsia.googlesource.com/zircon/+/master/docs/contributing.md#Style" xlink:type="simple">C</text:a></text:span><text:span text:style-name="T4"><text:a xlink:href="https://fuchsia.googlesource.com/zircon/+/master/docs/contributing.md#Style" xlink:type="simple">heck coding style</text:a></text:span></text:p>
          <text:p text:style-name="P9"><text:span text:style-name="T5">3. Make a local commit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8" draw:layer="layout" svg:width="8.16cm" svg:height="0.85cm" svg:x="14.502cm" svg:y="3.357cm">
          <text:p text:style-name="P6"><text:span text:style-name="T3">CI autotest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3" draw:text-style-name="P8" draw:layer="layout" svg:width="8.16cm" svg:height="0.85cm" svg:x="14.502cm" svg:y="5.032cm">
          <text:p text:style-name="P6"><text:span text:style-name="T3">Invite reviewer to review patch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3" draw:text-style-name="P8" draw:layer="layout" svg:width="8.16cm" svg:height="0.85cm" svg:x="14.502cm" svg:y="6.707cm">
          <text:p text:style-name="P6"><text:span text:style-name="T3">Merge patch by project owner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3" draw:text-style-name="P8" draw:layer="layout" svg:width="8.16cm" svg:height="0.85cm" svg:x="14.502cm" svg:y="10.572cm">
          <text:p text:style-name="P6"><text:span text:style-name="T3">Sync git repo to </text:span><text:span text:style-name="T4"><text:a xlink:href="https://github.com/OpenTrustGroup" xlink:type="simple">GitHub</text:a>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4" draw:text-style-name="P10" draw:layer="layout" svg:width="0.001cm" svg:height="1.005cm" svg:x="6.433cm" svg:y="4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4" draw:style-name="gr5" draw:text-style-name="P10" draw:layer="layout" svg:width="0.001cm" svg:height="0.892cm" svg:x="6.433cm" svg:y="6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4" draw:style-name="gr6" draw:text-style-name="P10" draw:layer="layout" svg:width="0.001cm" svg:height="0.831cm" svg:x="6.433cm" svg:y="7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14" draw:style-name="gr6" draw:text-style-name="P10" draw:layer="layout" svg:width="0.001cm" svg:height="0.831cm" svg:x="6.433cm" svg:y="10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4" draw:style-name="gr7" draw:text-style-name="P10" draw:layer="layout" svg:width="8.068cm" svg:height="8.422cm" draw:transform="rotate (-3.14159265358979) translate (18.582cm 11.78cm)">
          <text:p/>
          <draw:enhanced-geometry draw:mirror-horizontal="true" draw:mirror-vertical="false" svg:viewBox="0 0 0 0" draw:text-areas="0 0 ?f4 ?f5" draw:type="ooxml-bentConnector4" draw:modifiers="24717 10785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82;p14" draw:style-name="gr8" draw:text-style-name="P10" draw:layer="layout" svg:width="0.001cm" svg:height="0.823cm" svg:x="18.583cm" svg:y="4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4" draw:style-name="gr8" draw:text-style-name="P10" draw:layer="layout" svg:width="0.001cm" svg:height="0.823cm" svg:x="18.583cm" svg:y="5.8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;p14" draw:style-name="gr8" draw:text-style-name="P10" draw:layer="layout" svg:width="0.001cm" svg:height="3.864cm" svg:x="22.663cm" svg:y="7.133cm">
          <text:p/>
          <draw:enhanced-geometry draw:mirror-horizontal="false" draw:mirror-vertical="false" svg:viewBox="0 0 0 0" draw:text-areas="0 0 ?f2 ?f3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5;p14" draw:style-name="gr9" draw:text-style-name="P11" draw:layer="layout" svg:width="2.286cm" svg:height="0.823cm" svg:x="18.796cm" svg:y="5.884cm">
          <text:p text:style-name="P3"><text:span text:style-name="T6">Review 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10" draw:text-style-name="P11" draw:layer="layout" svg:width="2.162cm" svg:height="0.823cm" svg:x="18.796cm" svg:y="4.19cm">
          <text:p text:style-name="P3"><text:span text:style-name="T6">Verify 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11" draw:text-style-name="P10" draw:layer="layout" svg:width="3.988cm" svg:height="3.601cm" svg:x="10.513cm" svg:y="3.782cm">
          <text:p/>
          <draw:enhanced-geometry draw:mirror-horizontal="true" draw:mirror-vertical="false" svg:viewBox="0 0 0 0" draw:text-areas="0 0 ?f2 ?f3" draw:type="ooxml-bentConnector3" draw:modifiers="674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8;p14" draw:style-name="gr12" draw:text-style-name="P12" draw:layer="layout" svg:width="2.056cm" svg:height="0.823cm" svg:x="12.804cm" svg:y="3.097cm">
          <text:p text:style-name="P3"><text:span text:style-name="T7">Verify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13" draw:text-style-name="P10" draw:layer="layout" svg:width="3.988cm" svg:height="1.926cm" svg:x="10.513cm" svg:y="5.458cm">
          <text:p/>
          <draw:enhanced-geometry draw:mirror-horizontal="true" draw:mirror-vertical="false" svg:viewBox="0 0 0 0" draw:text-areas="0 0 ?f2 ?f3" draw:type="ooxml-bentConnector3" draw:modifiers="5766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0;p14" draw:style-name="gr12" draw:text-style-name="P12" draw:layer="layout" svg:width="2.499cm" svg:height="0.823cm" svg:x="12.804cm" svg:y="4.633cm">
          <text:p text:style-name="P3"><text:span text:style-name="T7">Review &lt;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384ca2a2c0_0_0:notes" draw:style-name="gr1" draw:layer="layout" svg:width="16.932cm" svg:height="9.524cm" svg:x="1.059cm" svg:y="1.905cm" draw:page-number="2" presentation:class="page"/>
          <draw:frame draw:name="Google Shape;63;g384ca2a2c0_0_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Proxima Nova1" svg:font-family="'Proxima Nova'"/>
    <style:font-face style:name="Arial1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ots2="1" draw:dots2-length="0.14cm" draw:distance="0.105cm"/>
    <draw:stroke-dash draw:name="Dashed_20__28_var_29__20_5" draw:display-name="Dashed (var) 5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333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Google Shape;13;p2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54;p12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9-02T23:44:24.843566476</dc:date>
    <meta:editing-duration>PT8M52S</meta:editing-duration>
    <meta:editing-cycles>3</meta:editing-cycles>
    <meta:document-statistic meta:object-count="59"/>
  </office:meta>
</office:document-meta>
</file>